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OLIS GRANADOS, JOSE ELM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OLIS GRANADOS, JOSE ELM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550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OLIS GRANADOS, VICTOR WIL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755545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83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3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02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